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86833333333333cm" style:use-optimal-column-width="true"/>
    </style:style>
    <style:style style:name="co2" style:family="table-column">
      <style:table-column-properties fo:break-before="auto" style:column-width="1.651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733333333333cm" style:use-optimal-column-width="true"/>
    </style:style>
    <style:style style:name="co5" style:family="table-column">
      <style:table-column-properties fo:break-before="auto" style:column-width="3.40783333333333cm" style:use-optimal-column-width="true"/>
    </style:style>
    <style:style style:name="co6" style:family="table-column">
      <style:table-column-properties fo:break-before="auto" style:column-width="2.3495cm" style:use-optimal-column-width="true"/>
    </style:style>
    <style:style style:name="co7" style:family="table-column">
      <style:table-column-properties fo:break-before="auto" style:column-width="1.8415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55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415cm"/>
    </style:style>
    <style:style style:name="ro1" style:family="table-row">
      <style:table-row-properties style:row-height="13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1-08T00:00:00" table:style-name="ce5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加藤博二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1-08T00:00:00" table:style-name="ce5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坂口允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5-11-05T00:00:00" table:style-name="ce5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4">
            <text:p>二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5-11-05T00:00:00" table:style-name="ce5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6">
            <text:p>一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0-12-17T00:00:00" table:style-name="ce5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4">
            <text:p>二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0-12-17T00:00:00" table:style-name="ce5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6">
            <text:p>一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12-26T00:00:00" table:style-name="ce5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12-26T00:00:00" table:style-name="ce5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01-08T00:00:00" table:style-name="ce5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01-08T00:00:00" table:style-name="ce5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8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対局缺失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日付不明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4-06-23T00:00:00" table:style-name="ce5">
            <text:p>1964/6/23</text:p>
          </table:table-cell>
          <table:table-cell office:value-type="string" table:style-name="ce5">
            <text:p>山川次彦</text:p>
          </table:table-cell>
          <table:table-cell office:value-type="string" table:style-name="ce5">
            <text:p>廣津久雄</text:p>
          </table:table-cell>
          <table:table-cell office:value-type="string" table:style-name="ce5">
            <text:p>棋聖戦</text:p>
          </table:table-cell>
          <table:table-cell office:value-type="string" table:style-name="ce5">
            <text:p>第05期</text:p>
          </table:table-cell>
          <table:table-cell office:value-type="string" table:style-name="ce5">
            <text:p>二次予選</text:p>
          </table:table-cell>
          <table:table-cell office:value-type="string" table:style-name="ce5">
            <text:p>01組</text:p>
          </table:table-cell>
          <table:table-cell office:value-type="string" table:style-name="ce5">
            <text:p>02回戦</text:p>
          </table:table-cell>
          <table:table-cell office:value-type="string" table:style-name="ce4">
            <text:p>山川次彦 勝</text:p>
          </table:table-cell>
          <table:table-cell table:style-name="ce2"/>
          <table:table-cell table:style-name="ce5"/>
          <table:table-cell table:number-columns-repeated="1637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4-06-23T00:00:00" table:style-name="ce5">
            <text:p>1964/6/23</text:p>
          </table:table-cell>
          <table:table-cell office:value-type="string" table:style-name="ce5">
            <text:p>山川次彦</text:p>
          </table:table-cell>
          <table:table-cell office:value-type="string" table:style-name="ce5">
            <text:p>廣津久雄</text:p>
          </table:table-cell>
          <table:table-cell office:value-type="string" table:style-name="ce5">
            <text:p>棋聖戦</text:p>
          </table:table-cell>
          <table:table-cell office:value-type="string" table:style-name="ce5">
            <text:p>第05期</text:p>
          </table:table-cell>
          <table:table-cell office:value-type="string" table:style-name="ce5">
            <text:p>二次予選</text:p>
          </table:table-cell>
          <table:table-cell office:value-type="string" table:style-name="ce5">
            <text:p>01組</text:p>
          </table:table-cell>
          <table:table-cell office:value-type="string" table:style-name="ce5">
            <text:p>02回戦</text:p>
          </table:table-cell>
          <table:table-cell office:value-type="string" table:style-name="ce6">
            <text:p>廣津久雄 勝</text:p>
          </table:table-cell>
          <table:table-cell table:number-columns-repeated="16374" table:style-name="ce2"/>
        </table:table-row>
        <table:table-row table:number-rows-repeated="1048009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565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icheal Johnson</meta:initial-creator>
    <dc:creator>Micheal Johnson</dc:creator>
    <meta:creation-date>2020-01-27T03:42:23Z</meta:creation-date>
    <dc:date>2020-03-09T05:56:02Z</dc:date>
    <meta:user-defined meta:name="WorkbookGuid">dfd2ee33-1efe-4fa1-a778-61e8eb1776c8</meta:user-defined>
  </office:meta>
</office:document-meta>
</file>